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 style:list-style-name="L2">
      <style:text-properties officeooo:rsid="0010c917" officeooo:paragraph-rsid="0010c917"/>
    </style:style>
    <style:style style:name="P2" style:family="paragraph" style:parent-style-name="Standard" style:list-style-name="L2">
      <style:text-properties officeooo:paragraph-rsid="001233c9"/>
    </style:style>
    <style:style style:name="P3" style:family="paragraph" style:parent-style-name="Standard" style:list-style-name="L2">
      <style:text-properties officeooo:rsid="001233c9" officeooo:paragraph-rsid="001233c9"/>
    </style:style>
    <style:style style:name="T1" style:family="text">
      <style:text-properties style:font-name="serif" fo:font-size="10.5pt"/>
    </style:style>
    <style:style style:name="T2" style:family="text">
      <style:text-properties style:font-name="serif" fo:font-size="10.5pt" officeooo:rsid="001233c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768077197" text:style-name="L2">
        <text:list-item>
          <text:p text:style-name="P1"/>
          <text:list>
            <text:list-item>
              <text:p text:style-name="P1"/>
            </text:list-item>
            <text:list-item>
              <text:p text:style-name="P2"><text:span text:style-name="T2">Hacer un relevamiento de los DBMS (sistemas de gestion de bases de datos) para dispositivos moviles </text:span><text:bookmark text:name="page1427R_mcid33"/><text:span text:style-name="T1">y realizar un análisis experimental de los sistemas más<text:line-break/>representativos de los modelos de bases de datos más utilizados.</text:span></text:p>
            </text:list-item>
            <text:list-item>
              <text:p text:style-name="P3">¿Que DBMS, dado un determinado problema, es el adecuado para embeberse en un dispositivo movil?</text:p>
            </text:list-item>
            <text:list-item>
              <text:p text:style-name="P3">Con el crecimiento en el alcance y uso de internet y de los dispositivos moviles, sumado a la aparicion de las redes sociales , se esta produciendo un crecimiento exponencial en el volumen de datos administrados, pudiendo ser estos estructurados, semi-estructurados o sin estructura.</text:p>
              <text:p text:style-name="P3">Ante esta situación de crecimiento en el volumen surgen las bases de datos no relacionales o NoSQL como alternativa a las bases de datos relacionales, que facilitan el almacenamiento de datos semi-estructurados o sin estructura.</text:p>
              <text:p text:style-name="P3">Las mejoras en las prestaciones de los dispositivos moviles conducen a que estos administren cada vez mas informacion y que surjan nuevos sistemas de gestion de bases de datos que se instalan en dichos dispositivos</text:p>
              <text:p text:style-name="P3">Con la aparición de estas tecnologías, los desarrolladores de software deben analizar cuales DBMSs son adecuados para las necesidades del problema a resolver.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6T09:52:43.479284997</meta:creation-date>
    <dc:date>2022-08-26T11:48:42.149625615</dc:date>
    <meta:editing-duration>PT1H55M58S</meta:editing-duration>
    <meta:editing-cycles>2</meta:editing-cycles>
    <meta:generator>LibreOffice/7.4.0.3$Linux_X86_64 LibreOffice_project/40$Build-3</meta:generator>
    <meta:document-statistic meta:table-count="0" meta:image-count="0" meta:object-count="0" meta:page-count="1" meta:paragraph-count="9" meta:word-count="193" meta:character-count="1210" meta:non-whitespace-character-count="1029"/>
  </office:meta>
</office:document-meta>
</file>